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00%" fo:text-align="start" style:justify-single-word="false" fo:orphans="2" fo:widows="2" fo:text-indent="0in" style:auto-text-indent="false"/>
      <style:text-properties officeooo:paragraph-rsid="0017d585"/>
    </style:style>
    <style:style style:name="P2" style:family="paragraph" style:parent-style-name="Standard">
      <style:paragraph-properties fo:margin-left="0in" fo:margin-right="0in" fo:line-height="100%" fo:text-align="start" style:justify-single-word="false" fo:orphans="2" fo:widows="2" fo:text-indent="0in" style:auto-text-indent="false"/>
      <style:text-properties fo:font-variant="normal" fo:text-transform="none" fo:color="#111111" style:font-name="Liberation Serif" fo:font-size="12pt" fo:letter-spacing="normal" fo:font-style="normal" style:text-underline-style="none" fo:font-weight="bold" officeooo:rsid="0016d5b0" officeooo:paragraph-rsid="0017d585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margin-left="0in" fo:margin-right="0in" fo:line-height="100%" fo:text-align="start" style:justify-single-word="false" fo:orphans="2" fo:widows="2" fo:text-indent="0in" style:auto-text-indent="false"/>
      <style:text-properties fo:font-variant="normal" fo:text-transform="none" fo:color="#111111" style:font-name="Liberation Serif" fo:font-size="14pt" fo:letter-spacing="normal" fo:font-style="normal" style:text-underline-style="none" fo:font-weight="bold" officeooo:rsid="00178329" officeooo:paragraph-rsid="00178329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in" fo:margin-right="0in" fo:line-height="100%" fo:text-align="center" style:justify-single-word="false" fo:orphans="2" fo:widows="2" fo:text-indent="0in" style:auto-text-indent="false"/>
      <style:text-properties fo:font-variant="normal" fo:text-transform="none" fo:color="#111111" style:font-name="Liberation Serif" fo:font-size="14pt" fo:letter-spacing="normal" fo:font-style="normal" style:text-underline-style="solid" style:text-underline-width="auto" style:text-underline-color="font-color" fo:font-weight="bold" officeooo:rsid="0004d30c" officeooo:paragraph-rsid="00178329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in" fo:margin-right="0in" fo:line-height="100%" fo:text-align="start" style:justify-single-word="false" fo:orphans="2" fo:widows="2" fo:text-indent="0in" style:auto-text-indent="false"/>
      <style:text-properties fo:font-weight="bold" officeooo:rsid="0017d585" officeooo:paragraph-rsid="0017d585" style:font-weight-asian="bold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size="12pt" style:font-size-asian="12pt" style:font-size-complex="12pt"/>
    </style:style>
    <style:style style:name="T3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000000" fo:font-size="12pt" fo:font-weight="normal" officeooo:rsid="0016d5b0" style:font-size-asian="10.5pt" style:font-weight-asian="normal" style:font-size-complex="12pt" style:font-weight-complex="normal"/>
    </style:style>
    <style:style style:name="T5" style:family="text">
      <style:text-properties fo:color="#000000" fo:font-weight="normal" officeooo:rsid="0017d585" style:font-weight-asian="normal" style:font-weight-complex="normal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style:font-size-asian="10.5pt" style:font-weight-asian="normal" style:font-size-complex="12pt" style:font-weight-complex="normal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7d585" style:font-size-asian="10.5pt" style:font-weight-asian="normal" style:font-size-complex="12pt" style:font-weight-complex="normal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6d5b0" style:font-size-asian="10.5pt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7f65d" style:font-size-asian="10.5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016d5b0" style:font-size-asian="10.5pt" style:font-weight-asian="bold" style:font-size-complex="12pt" style:font-weight-complex="bold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017d585" style:font-size-asian="10.5pt" style:font-weight-asian="bold" style:font-size-complex="12pt" style:font-weight-complex="bold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style:text-underline-style="none" style:font-size-asian="10.5pt" style:font-size-complex="12pt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style:text-underline-style="none" officeooo:rsid="0017d585" style:font-size-asian="10.5pt" style:font-size-complex="12pt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style:text-underline-style="none" officeooo:rsid="0017f65d" style:font-size-asian="10.5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Speech Signal Noise Reduction by Wavelets</text:span></text:p>
      <text:p text:style-name="P3"><text:span text:style-name="T1">Link: </text:span><text:a xlink:type="simple" xlink:href="https://pdfs.semanticscholar.org/9cbc/b7c75c2a83de0f5088dc4370c6a25b7b9a9b.pdf" text:style-name="Internet_20_link" text:visited-style-name="Visited_20_Internet_20_Link"><text:span text:style-name="T3">https://pdfs.semanticscholar.org/9cbc/b7c75c2a83de0f5088dc4370c6a25b7b9a9b.pdf</text:span></text:a></text:p>
      <text:p text:style-name="P3"><text:span text:style-name="T3"/></text:p>
      <text:p text:style-name="P3"><text:span text:style-name="T2">1. Key Idea:</text:span></text:p>
      <text:p text:style-name="P3"><text:span text:style-name="T2"><text:tab/></text:span><text:span text:style-name="T4">The key idea behind using or researching this paper is to remove the noises from <text:s/>the audio file that will be converted into the signals. Denoising the audio input is the main focus of this research.</text:span></text:p>
      <text:p text:style-name="P3"><text:span text:style-name="T4"/></text:p>
      <text:p text:style-name="P2"><text:span text:style-name="T1">2. Background Knowledge</text:span></text:p>
      <text:p text:style-name="P1"><text:span text:style-name="T10"><text:tab/></text:span><text:span text:style-name="T7">In wavelet there are two frequencies low frequency is responsible for the most information while the high one is responsible to give knowledge of the few features. </text:span><text:span text:style-name="T5">The signal is decomposed to form a tree and a function is applied to calculate the coefficients of a tree.</text:span><text:span text:style-name="T7"> A threshold value is obtained which is used to perform denoising. </text:span></text:p>
      <text:p text:style-name="P1"><text:span text:style-name="T7"/></text:p>
      <text:p text:style-name="P5"><text:span text:style-name="T12">3. <text:s/>Assumption:</text:span></text:p>
      <text:p text:style-name="P5"><text:span text:style-name="T12"><text:tab/></text:span><text:span text:style-name="T8">Author has assume two thresholds </text:span><text:span text:style-name="T6">that is soft threshold and hard threshold (SORH).</text:span></text:p>
      <text:p text:style-name="P5"><text:span text:style-name="T6"/></text:p>
      <text:p text:style-name="P5"><text:span text:style-name="T12">4. Contribution:</text:span></text:p>
      <text:p text:style-name="P1"><text:span text:style-name="T11"><text:tab/></text:span><text:span text:style-name="T9">Audio denoising has done by thresholding wavelet coefficients </text:span><text:span text:style-name="T7">i</text:span><text:span text:style-name="T9">ncorporated with white Gaussian noise can be denoised. By using the </text:span><text:span text:style-name="T7">coefficient</text:span><text:span text:style-name="T9"> wavelet, the author has presented a novel denoising method.</text:span></text:p>
      <text:p text:style-name="P1"><text:span text:style-name="T9"/></text:p>
      <text:p text:style-name="P5"><text:span text:style-name="T14">5. </text:span><text:span text:style-name="T12">Critical Points:</text:span></text:p>
      <text:p text:style-name="P1"><text:span text:style-name="T11"><text:tab/></text:span><text:span text:style-name="T12">A high correlation value above 98% at lag value of zero has been achiev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18:28:05.852963010</meta:creation-date>
    <dc:date>2018-09-15T18:55:56.062342276</dc:date>
    <meta:editing-duration>PT27M50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12" meta:word-count="171" meta:character-count="1109" meta:non-whitespace-character-count="942"/>
  </office:meta>
</office:document-meta>
</file>